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 style:list-style-name="L6">
      <style:paragraph-properties style:writing-mode="lr-tb"/>
    </style:style>
    <style:style style:name="P4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style:text-underline-style="solid" style:text-underline-width="auto" style:text-underline-color="font-color" officeooo:rsid="000614a5" officeooo:paragraph-rsid="000614a5"/>
    </style:style>
    <style:style style:name="T1" style:family="text">
      <style:text-properties fo:color="#468a1a" loext:opacity="100%" fo:background-color="#0000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quare_service</text:h>
      <text:p text:style-name="Text_20_body">A ROS2 (Humble) package in C++ that demonstrates service-client communication. The service calculates the square, cube, and square root of an input integer, and determines if the square root is a perfect integer.</text:p>
      <text:p text:style-name="Horizontal_20_Line"/>
      <text:h text:style-name="Heading_20_2" text:outline-level="2">Table of Contents</text:h>
      <text:list xml:id="list3779048950" text:style-name="L1">
        <text:list-item>
          <text:p text:style-name="P5"><text:a xlink:type="simple" xlink:href="#Overview" text:style-name="Internet_20_link" text:visited-style-name="Visited_20_Internet_20_Link">Overview</text:a></text:p>
        </text:list-item>
        <text:list-item>
          <text:p text:style-name="P5"><text:a xlink:type="simple" xlink:href="#Features" text:style-name="Internet_20_link" text:visited-style-name="Visited_20_Internet_20_Link">Features</text:a></text:p>
        </text:list-item>
        <text:list-item>
          <text:p text:style-name="P5"><text:a xlink:type="simple" xlink:href="#Prerequisites" text:style-name="Internet_20_link" text:visited-style-name="Visited_20_Internet_20_Link">Prerequisites</text:a></text:p>
        </text:list-item>
        <text:list-item>
          <text:p text:style-name="P5"><text:a xlink:type="simple" xlink:href="#Project Structure" text:style-name="Internet_20_link" text:visited-style-name="Visited_20_Internet_20_Link">Project Structure</text:a></text:p>
        </text:list-item>
        <text:list-item>
          <text:p text:style-name="P5"><text:a xlink:type="simple" xlink:href="#Installation" text:style-name="Internet_20_link" text:visited-style-name="Visited_20_Internet_20_Link">Installation</text:a></text:p>
        </text:list-item>
        <text:list-item>
          <text:p text:style-name="P5"><text:a xlink:type="simple" xlink:href="#Usage" text:style-name="Internet_20_link" text:visited-style-name="Visited_20_Internet_20_Link">Usage</text:a></text:p>
        </text:list-item>
        <text:list-item>
          <text:p text:style-name="P5"><text:a xlink:type="simple" xlink:href="#Nodes Explanation" text:style-name="Internet_20_link" text:visited-style-name="Visited_20_Internet_20_Link">Nodes Explanation</text:a></text:p>
        </text:list-item>
        <text:list-item>
          <text:p text:style-name="P5"><text:a xlink:type="simple" xlink:href="#Dependencies" text:style-name="Internet_20_link" text:visited-style-name="Visited_20_Internet_20_Link">Dependencies</text:a></text:p>
        </text:list-item>
        <text:list-item>
          <text:p text:style-name="P23"><text:a xlink:type="simple" xlink:href="#Bonus" text:style-name="Internet_20_link" text:visited-style-name="Visited_20_Internet_20_Link">Bonus</text:a></text:p>
        </text:list-item>
      </text:list>
      <text:p text:style-name="Horizontal_20_Line"/>
      <text:h text:style-name="Heading_20_2" text:outline-level="2"><text:bookmark-start text:name="Overview"/>Overview<text:bookmark-end text:name="Overview"/></text:h>
      <text:p text:style-name="Text_20_body">The <text:span text:style-name="Source_20_Text">square_service</text:span> package demonstrates a simple ROS2 service-client interaction. It includes:</text:p>
      <text:list xml:id="list1490224765" text:style-name="L2">
        <text:list-item>
          <text:p text:style-name="P7">A <text:span text:style-name="Strong_20_Emphasis">service node</text:span> that computes mathematical operations on an input integer.</text:p>
        </text:list-item>
        <text:list-item>
          <text:p text:style-name="P6">A <text:span text:style-name="Strong_20_Emphasis">client node</text:span> that sends random integers to the service and logs the results.</text:p>
        </text:list-item>
      </text:list>
      <text:p text:style-name="Horizontal_20_Line"/>
      <text:h text:style-name="Heading_20_2" text:outline-level="2"><text:bookmark-start text:name="Features"/>Features<text:bookmark-end text:name="Features"/></text:h>
      <text:list xml:id="list1686409011" text:style-name="L3">
        <text:list-item>
          <text:p text:style-name="P9"><text:span text:style-name="Strong_20_Emphasis">Square Calculation:</text:span> Computes the square of the input number.</text:p>
        </text:list-item>
        <text:list-item>
          <text:p text:style-name="P9"><text:span text:style-name="Strong_20_Emphasis">Cube Calculation:</text:span> Computes the cube of the input number.</text:p>
        </text:list-item>
        <text:list-item>
          <text:p text:style-name="P9"><text:span text:style-name="Strong_20_Emphasis">Square Root Calculation:</text:span> Computes the square root.</text:p>
        </text:list-item>
        <text:list-item>
          <text:p text:style-name="P9"><text:span text:style-name="Strong_20_Emphasis">Perfect Square Root Check:</text:span> Verifies if the square root is an integer.</text:p>
        </text:list-item>
        <text:list-item>
          <text:p text:style-name="P8"><text:span text:style-name="Strong_20_Emphasis">Asynchronous Requests:</text:span> Client sends requests periodically using a timer.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bookmark-start text:name="Prerequisites"/><text:soft-page-break/>Prerequisites<text:bookmark-end text:name="Prerequisites"/></text:h>
      <text:list xml:id="list369524381" text:style-name="L4">
        <text:list-item>
          <text:p text:style-name="P11"><text:span text:style-name="Strong_20_Emphasis">ROS2 Humble</text:span></text:p>
        </text:list-item>
        <text:list-item>
          <text:p text:style-name="P11"><text:span text:style-name="Strong_20_Emphasis">C++ Compiler</text:span></text:p>
        </text:list-item>
        <text:list-item>
          <text:p text:style-name="P10"><text:span text:style-name="Strong_20_Emphasis">Standard Dependencies:</text:span> <text:span text:style-name="Source_20_Text">rclcpp</text:span> for ROS2 and standard math libraries.</text:p>
        </text:list-item>
      </text:list>
      <text:p text:style-name="Horizontal_20_Line"/>
      <text:h text:style-name="Heading_20_2" text:outline-level="2"><text:bookmark-start text:name="Project Structure"/>Project Structure<text:bookmark-end text:name="Project Structure"/></text:h>
      <text:p text:style-name="Preformatted_20_Text"/>
      <text:p text:style-name="P1"><text:span text:style-name="Source_20_Text"><text:span text:style-name="T3">square_service/</text:span></text:span></text:p>
      <text:p text:style-name="P1"><text:span text:style-name="Source_20_Text"><text:span text:style-name="T3">├── CMakeLists.txt</text:span></text:span></text:p>
      <text:p text:style-name="P1"><text:span text:style-name="Source_20_Text"><text:span text:style-name="T3">├── include</text:span></text:span></text:p>
      <text:p text:style-name="P1"><text:span text:style-name="Source_20_Text"><text:span text:style-name="T3">│ <text:s text:c="2"/>└── square_service</text:span></text:span></text:p>
      <text:p text:style-name="P1"><text:span text:style-name="Source_20_Text"><text:span text:style-name="T3">│ <text:s text:c="6"/>├── client.hpp</text:span></text:span></text:p>
      <text:p text:style-name="P1"><text:span text:style-name="Source_20_Text"><text:span text:style-name="T3">│ <text:s text:c="6"/>└── service.hpp</text:span></text:span></text:p>
      <text:p text:style-name="P1"><text:span text:style-name="Source_20_Text"><text:span text:style-name="T3">├── package.xml</text:span></text:span></text:p>
      <text:p text:style-name="P1"><text:span text:style-name="Source_20_Text"><text:span text:style-name="T3">├── README.md</text:span></text:span></text:p>
      <text:p text:style-name="P1"><text:span text:style-name="Source_20_Text"><text:span text:style-name="T3">├── src</text:span></text:span></text:p>
      <text:p text:style-name="P1"><text:span text:style-name="Source_20_Text"><text:span text:style-name="T3">│ <text:s text:c="2"/>├── client.cpp</text:span></text:span></text:p>
      <text:p text:style-name="P1"><text:span text:style-name="Source_20_Text"><text:span text:style-name="T3">│ <text:s text:c="2"/>├── client_main.cpp</text:span></text:span></text:p>
      <text:p text:style-name="P1"><text:span text:style-name="Source_20_Text"><text:span text:style-name="T3">│ <text:s text:c="2"/>├── service.cpp</text:span></text:span></text:p>
      <text:p text:style-name="P1"><text:span text:style-name="Source_20_Text"><text:span text:style-name="T3">│ <text:s text:c="2"/>└── service_main.cpp</text:span></text:span></text:p>
      <text:p text:style-name="P1"><text:span text:style-name="Source_20_Text"><text:span text:style-name="T3">└── srv</text:span></text:span></text:p>
      <text:p text:style-name="P2"><text:span text:style-name="Source_20_Text"><text:span text:style-name="T3"><text:s text:c="4"/>└── SquareInt.srv</text:span></text:span></text:p>
      <text:list xml:id="list3316280387" text:style-name="L5">
        <text:list-item>
          <text:p text:style-name="P13"><text:span text:style-name="Strong_20_Emphasis">CMakeLists.txt &amp; package.xml:</text:span> Build and package configuration.</text:p>
        </text:list-item>
        <text:list-item>
          <text:p text:style-name="P13"><text:span text:style-name="Strong_20_Emphasis">include/square_service:</text:span> Header files for client and service classes.</text:p>
        </text:list-item>
        <text:list-item>
          <text:p text:style-name="P13"><text:span text:style-name="Strong_20_Emphasis">src:</text:span> Source code for both nodes.</text:p>
        </text:list-item>
        <text:list-item>
          <text:p text:style-name="P12"><text:span text:style-name="Strong_20_Emphasis">srv:</text:span> Custom service definition (<text:span text:style-name="Source_20_Text">SquareInt.srv</text:span>).</text:p>
        </text:list-item>
      </text:list>
      <text:p text:style-name="Horizontal_20_Line"/>
      <text:h text:style-name="Heading_20_2" text:outline-level="2"><text:bookmark-start text:name="Installation"/>Installation<text:bookmark-end text:name="Installation"/></text:h>
      <text:list xml:id="list1094307865" text:style-name="L6">
        <text:list-item>
          <text:p text:style-name="P14"><text:span text:style-name="Strong_20_Emphasis">Clone the repository:</text:span></text:p>
          <text:p text:style-name="P3"><text:span text:style-name="Source_20_Text"><text:span text:style-name="T2">git clone </text:span></text:span><text:span text:style-name="Source_20_Text"><text:span text:style-name="T1">https://github.com/shalev0512/square_service.git</text:span></text:span></text:p>
          <text:p text:style-name="P4"><text:span text:style-name="Source_20_Text"><text:span text:style-name="T2">cd square_service</text:span></text:span></text:p>
        </text:list-item>
        <text:list-item>
          <text:p text:style-name="P14"><text:span text:style-name="Strong_20_Emphasis">Source ROS2:</text:span></text:p>
          <text:p text:style-name="P4"><text:span text:style-name="Source_20_Text"><text:span text:style-name="T2">source /opt/ros/humble/setup.bash</text:span></text:span></text:p>
        </text:list-item>
        <text:list-item>
          <text:p text:style-name="P14"><text:span text:style-name="Strong_20_Emphasis">Build the Package:</text:span></text:p>
          <text:p text:style-name="P4"><text:span text:style-name="Source_20_Text"><text:span text:style-name="T2">colcon build --packages-select square_service</text:span></text:span></text:p>
        </text:list-item>
        <text:list-item>
          <text:p text:style-name="P14"><text:span text:style-name="Strong_20_Emphasis">Source the Workspace:</text:span></text:p>
          <text:p text:style-name="P4"><text:span text:style-name="Source_20_Text"><text:span text:style-name="T2">source install/setup.bash</text:span></text:span></text:p>
        </text:list-item>
      </text:list>
      <text:p text:style-name="Horizontal_20_Line"/>
      <text:h text:style-name="Heading_20_2" text:outline-level="2"><text:bookmark-start text:name="Usage"/><text:soft-page-break/>Usage<text:bookmark-end text:name="Usage"/></text:h>
      <text:p text:style-name="Text_20_body">The package contains two executable nodes: one for the service and one for the client.</text:p>
      <text:h text:style-name="Heading_20_3" text:outline-level="3">Running the Service Node</text:h>
      <text:p text:style-name="Text_20_body">Open a terminal, source your ROS2 environment, then run:</text:p>
      <text:p text:style-name="P2"><text:span text:style-name="Source_20_Text"><text:span text:style-name="T2">ros2 run square_service service_main</text:span></text:span></text:p>
      <text:p text:style-name="Text_20_body">The service node starts as <text:span text:style-name="Source_20_Text">square_root_integer_service</text:span> and waits for requests on the <text:span text:style-name="Source_20_Text">square_int</text:span> service.</text:p>
      <text:h text:style-name="Heading_20_3" text:outline-level="3">Running the Client Node</text:h>
      <text:p text:style-name="Text_20_body">In another terminal (after sourcing your ROS2 environment), run:</text:p>
      <text:p text:style-name="P2"><text:span text:style-name="Source_20_Text"><text:span text:style-name="T2">ros2 run square_service client_main</text:span></text:span></text:p>
      <text:p text:style-name="Text_20_body">The client node (<text:span text:style-name="Source_20_Text">square_root_integer_client</text:span>) sends a random integer request to the service immediately and every second thereafter. It logs the computed square, cube, square root, and whether the square root is perfect.</text:p>
      <text:p text:style-name="Horizontal_20_Line"/>
      <text:h text:style-name="Heading_20_2" text:outline-level="2"><text:bookmark-start text:name="Nodes Explanation"/>Nodes Explanation<text:bookmark-end text:name="Nodes Explanation"/></text:h>
      <text:h text:style-name="Heading_20_3" text:outline-level="3">Service Node</text:h>
      <text:list xml:id="list635210371" text:style-name="L7">
        <text:list-item>
          <text:p text:style-name="P16"><text:span text:style-name="Strong_20_Emphasis">Files:</text:span> <text:span text:style-name="Source_20_Text">src/service.cpp</text:span> and <text:span text:style-name="Source_20_Text">src/service_main.cpp</text:span></text:p>
        </text:list-item>
        <text:list-item>
          <text:p text:style-name="P16"><text:span text:style-name="Strong_20_Emphasis">Node Name:</text:span> <text:span text:style-name="Source_20_Text">square_root_integer_service</text:span></text:p>
        </text:list-item>
        <text:list-item>
          <text:p text:style-name="P16"><text:span text:style-name="Strong_20_Emphasis">Functionality:</text:span></text:p>
          <text:list>
            <text:list-item>
              <text:p text:style-name="P16"><text:span text:style-name="Strong_20_Emphasis">Service Creation:</text:span> Sets up the <text:span text:style-name="Source_20_Text">square_int</text:span> service.</text:p>
            </text:list-item>
            <text:list-item>
              <text:p text:style-name="P16"><text:span text:style-name="Strong_20_Emphasis">Callback:</text:span> Computes the square, cube, and square root of the input number.</text:p>
            </text:list-item>
            <text:list-item>
              <text:p text:style-name="P16"><text:span text:style-name="Strong_20_Emphasis">Perfect Square Check:</text:span> Uses <text:span text:style-name="Source_20_Text">std::fmod</text:span> to determine if the square root is an integer.</text:p>
            </text:list-item>
            <text:list-item>
              <text:p text:style-name="P15"><text:span text:style-name="Strong_20_Emphasis">Logging:</text:span> Prints request and response details.</text:p>
            </text:list-item>
          </text:list>
        </text:list-item>
      </text:list>
      <text:h text:style-name="Heading_20_3" text:outline-level="3">Client Node</text:h>
      <text:list xml:id="list4127301792" text:style-name="L8">
        <text:list-item>
          <text:p text:style-name="P18"><text:span text:style-name="Strong_20_Emphasis">Files:</text:span> <text:span text:style-name="Source_20_Text">src/client.cpp</text:span> and <text:span text:style-name="Source_20_Text">src/client_main.cpp</text:span></text:p>
        </text:list-item>
        <text:list-item>
          <text:p text:style-name="P18"><text:span text:style-name="Strong_20_Emphasis">Node Name:</text:span> <text:span text:style-name="Source_20_Text">square_root_integer_client</text:span></text:p>
        </text:list-item>
        <text:list-item>
          <text:p text:style-name="P18"><text:span text:style-name="Strong_20_Emphasis">Functionality:</text:span></text:p>
          <text:list>
            <text:list-item>
              <text:p text:style-name="P18"><text:span text:style-name="Strong_20_Emphasis">Client Setup:</text:span> Connects to the <text:span text:style-name="Source_20_Text">square_int</text:span> service.</text:p>
            </text:list-item>
            <text:list-item>
              <text:p text:style-name="P18"><text:span text:style-name="Strong_20_Emphasis">Request Handling:</text:span> Sends asynchronous requests with a random integer.</text:p>
            </text:list-item>
            <text:list-item>
              <text:p text:style-name="P18"><text:span text:style-name="Strong_20_Emphasis">Timer:</text:span> Uses a timer to periodically send new requests.</text:p>
            </text:list-item>
            <text:list-item>
              <text:p text:style-name="P17"><text:span text:style-name="Strong_20_Emphasis">Logging:</text:span> Displays the results received from the service.</text:p>
            </text:list-item>
          </text:list>
        </text:list-item>
      </text:list>
      <text:p text:style-name="Horizontal_20_Line"/>
      <text:h text:style-name="Heading_20_2" text:outline-level="2"><text:bookmark-start text:name="Dependencies"/><text:soft-page-break/>Dependencies<text:bookmark-end text:name="Dependencies"/></text:h>
      <text:list xml:id="list2128696716" text:style-name="L9">
        <text:list-item>
          <text:p text:style-name="P20"><text:span text:style-name="Strong_20_Emphasis">ROS2 Libraries:</text:span> <text:span text:style-name="Source_20_Text">rclcpp</text:span></text:p>
        </text:list-item>
        <text:list-item>
          <text:p text:style-name="P20"><text:span text:style-name="Strong_20_Emphasis">Standard Libraries:</text:span> <text:span text:style-name="Source_20_Text">&lt;cmath&gt;</text:span>, <text:span text:style-name="Source_20_Text">&lt;iostream&gt;</text:span>, <text:span text:style-name="Source_20_Text">&lt;chrono&gt;</text:span>, <text:span text:style-name="Source_20_Text">&lt;random&gt;</text:span></text:p>
        </text:list-item>
        <text:list-item>
          <text:p text:style-name="P19"><text:span text:style-name="Strong_20_Emphasis">Service Package:</text:span> Custom service defined in <text:span text:style-name="Source_20_Text">srv/SquareInt.srv</text:span></text:p>
        </text:list-item>
      </text:list>
      <text:p text:style-name="Horizontal_20_Line"/>
      <text:h text:style-name="Heading_20_2" text:outline-level="2"><text:bookmark-start text:name="Bonus"/>Bonus<text:bookmark-end text:name="Bonus"/></text:h>
      <text:p text:style-name="Text_20_body">The following bonus features have been implemented in this project:</text:p>
      <text:list xml:id="list907391833" text:style-name="L10">
        <text:list-item>
          <text:p text:style-name="P22"><text:span text:style-name="Strong_20_Emphasis">Extended Service Response:</text:span> The service now returns both the square and cube of the input number.</text:p>
        </text:list-item>
        <text:list-item>
          <text:p text:style-name="P22"><text:span text:style-name="Strong_20_Emphasis">Periodic Requests:</text:span> The client is enhanced to send numbers at regular intervals using a timer.</text:p>
        </text:list-item>
        <text:list-item>
          <text:p text:style-name="P21"><text:span text:style-name="Strong_20_Emphasis">Perfect Square Root Feature:</text:span> A custom feature has been added to check if the computed square root is a perfect integer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23:12:38.076735923</dc:date>
    <meta:editing-duration>PT16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553" meta:character-count="3704" meta:non-whitespace-character-count="3265"/>
  </office:meta>
</office:document-meta>
</file>